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inout" style:family="table">
      <style:table-properties style:width="4.8799in" table:align="center" style:may-break-between-rows="false"/>
    </style:style>
    <style:style style:name="Pinout.A" style:family="table-column">
      <style:table-column-properties style:column-width="0.9375in"/>
    </style:style>
    <style:style style:name="Pinout.B" style:family="table-column">
      <style:table-column-properties style:column-width="3.9424in"/>
    </style:style>
    <style:style style:name="Pinout.A1" style:family="table-cell">
      <style:table-cell-properties fo:background-color="#83caff" fo:padding="0.0382in" fo:border-left="0.05pt solid #000000" fo:border-right="none" fo:border-top="0.05pt solid #000000" fo:border-bottom="0.05pt solid #000000">
        <style:background-image/>
      </style:table-cell-properties>
    </style:style>
    <style:style style:name="Pinout.B1" style:family="table-cell">
      <style:table-cell-properties fo:background-color="#83caff" fo:padding="0.0382in" fo:border="0.05pt solid #000000">
        <style:background-image/>
      </style:table-cell-properties>
    </style:style>
    <style:style style:name="Pinout.A2" style:family="table-cell">
      <style:table-cell-properties fo:padding="0.0382in" fo:border-left="0.05pt solid #000000" fo:border-right="none" fo:border-top="none" fo:border-bottom="0.05pt solid #000000"/>
    </style:style>
    <style:style style:name="Pinout.B2" style:family="table-cell">
      <style:table-cell-properties fo:padding="0.0382in" fo:border-left="0.05pt solid #000000" fo:border-right="0.05pt solid #000000" fo:border-top="none" fo:border-bottom="0.05pt solid #000000"/>
    </style:style>
    <style:style style:name="Pinout.A3" style:family="table-cell">
      <style:table-cell-properties fo:padding="0.0382in" fo:border-left="0.05pt solid #000000" fo:border-right="none" fo:border-top="none" fo:border-bottom="0.05pt solid #000000"/>
    </style:style>
    <style:style style:name="Pinout.B3" style:family="table-cell">
      <style:table-cell-properties fo:padding="0.0382in" fo:border-left="0.05pt solid #000000" fo:border-right="0.05pt solid #000000" fo:border-top="none" fo:border-bottom="0.05pt solid #000000"/>
    </style:style>
    <style:style style:name="Pinout.A4" style:family="table-cell">
      <style:table-cell-properties fo:padding="0.0382in" fo:border-left="0.05pt solid #000000" fo:border-right="none" fo:border-top="none" fo:border-bottom="0.05pt solid #000000"/>
    </style:style>
    <style:style style:name="Pinout.B4" style:family="table-cell">
      <style:table-cell-properties fo:padding="0.0382in" fo:border-left="0.05pt solid #000000" fo:border-right="0.05pt solid #000000" fo:border-top="none" fo:border-bottom="0.05pt solid #000000"/>
    </style:style>
    <style:style style:name="Pinout.A5" style:family="table-cell">
      <style:table-cell-properties fo:padding="0.0382in" fo:border-left="0.05pt solid #000000" fo:border-right="none" fo:border-top="none" fo:border-bottom="0.05pt solid #000000"/>
    </style:style>
    <style:style style:name="Pinout.B5" style:family="table-cell">
      <style:table-cell-properties fo:padding="0.0382in" fo:border-left="0.05pt solid #000000" fo:border-right="0.05pt solid #000000" fo:border-top="none" fo:border-bottom="0.05pt solid #000000"/>
    </style:style>
    <style:style style:name="Pinout.A6" style:family="table-cell">
      <style:table-cell-properties fo:padding="0.0382in" fo:border-left="0.05pt solid #000000" fo:border-right="none" fo:border-top="none" fo:border-bottom="0.05pt solid #000000"/>
    </style:style>
    <style:style style:name="Pinout.B6" style:family="table-cell">
      <style:table-cell-properties fo:padding="0.0382in" fo:border-left="0.05pt solid #000000" fo:border-right="0.05pt solid #000000" fo:border-top="none" fo:border-bottom="0.05pt solid #000000"/>
    </style:style>
    <style:style style:name="Pinout.A7" style:family="table-cell">
      <style:table-cell-properties fo:padding="0.0382in" fo:border-left="0.05pt solid #000000" fo:border-right="none" fo:border-top="none" fo:border-bottom="0.05pt solid #000000"/>
    </style:style>
    <style:style style:name="Pinout.B7" style:family="table-cell">
      <style:table-cell-properties fo:padding="0.0382in" fo:border-left="0.05pt solid #000000" fo:border-right="0.05pt solid #000000" fo:border-top="none" fo:border-bottom="0.05pt solid #000000"/>
    </style:style>
    <style:style style:name="Pinout.A8" style:family="table-cell">
      <style:table-cell-properties fo:padding="0.0382in" fo:border-left="0.05pt solid #000000" fo:border-right="none" fo:border-top="none" fo:border-bottom="0.05pt solid #000000"/>
    </style:style>
    <style:style style:name="Pinout.B8" style:family="table-cell">
      <style:table-cell-properties fo:padding="0.0382in" fo:border-left="0.05pt solid #000000" fo:border-right="0.05pt solid #000000" fo:border-top="none" fo:border-bottom="0.05pt solid #000000"/>
    </style:style>
    <style:style style:name="Pinout.A9" style:family="table-cell">
      <style:table-cell-properties fo:padding="0.0382in" fo:border-left="0.05pt solid #000000" fo:border-right="none" fo:border-top="none" fo:border-bottom="0.05pt solid #000000"/>
    </style:style>
    <style:style style:name="Pinout.B9"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1de9" officeooo:paragraph-rsid="00031de9"/>
    </style:style>
    <style:style style:name="P2" style:family="paragraph" style:parent-style-name="Standard">
      <style:text-properties fo:font-size="14pt" officeooo:rsid="00031de9" officeooo:paragraph-rsid="00031de9" style:font-size-asian="14pt" style:font-size-complex="14pt"/>
    </style:style>
    <style:style style:name="P3" style:family="paragraph" style:parent-style-name="Standard">
      <style:text-properties officeooo:rsid="00044a33" officeooo:paragraph-rsid="00044a33"/>
    </style:style>
    <style:style style:name="P4" style:family="paragraph" style:parent-style-name="Standard">
      <style:paragraph-properties fo:text-align="start" style:justify-single-word="false"/>
      <style:text-properties officeooo:rsid="00044a33" officeooo:paragraph-rsid="00044a33"/>
    </style:style>
    <style:style style:name="P5" style:family="paragraph" style:parent-style-name="Standard">
      <style:paragraph-properties fo:text-align="start" style:justify-single-word="false"/>
      <style:text-properties officeooo:rsid="0005b875" officeooo:paragraph-rsid="0005b875"/>
    </style:style>
    <style:style style:name="P6" style:family="paragraph" style:parent-style-name="Standard">
      <style:paragraph-properties fo:text-align="start" style:justify-single-word="false"/>
      <style:text-properties officeooo:rsid="0005b875" officeooo:paragraph-rsid="0006d48b"/>
    </style:style>
    <style:style style:name="P7" style:family="paragraph" style:parent-style-name="Standard">
      <style:paragraph-properties fo:text-align="start" style:justify-single-word="false"/>
      <style:text-properties officeooo:rsid="0006d48b" officeooo:paragraph-rsid="0006d48b"/>
    </style:style>
    <style:style style:name="P8" style:family="paragraph" style:parent-style-name="Standard">
      <style:paragraph-properties fo:text-align="start" style:justify-single-word="false"/>
      <style:text-properties officeooo:rsid="0007ba82" officeooo:paragraph-rsid="0007ba82"/>
    </style:style>
    <style:style style:name="P9" style:family="paragraph" style:parent-style-name="Standard">
      <style:paragraph-properties fo:text-align="start" style:justify-single-word="false"/>
      <style:text-properties officeooo:rsid="0007e2ee" officeooo:paragraph-rsid="0007e2ee"/>
    </style:style>
    <style:style style:name="P10" style:family="paragraph" style:parent-style-name="Standard">
      <style:paragraph-properties fo:text-align="start" style:justify-single-word="false"/>
      <style:text-properties style:font-name="Lucida Console" fo:font-size="10pt" officeooo:rsid="0007e2ee" officeooo:paragraph-rsid="0007e2ee" style:font-size-asian="10pt" style:font-size-complex="10pt"/>
    </style:style>
    <style:style style:name="P11" style:family="paragraph" style:parent-style-name="Standard">
      <style:paragraph-properties fo:text-align="start" style:justify-single-word="false"/>
      <style:text-properties style:font-name="Lucida Console" fo:font-size="10pt" officeooo:rsid="0009ca2e" officeooo:paragraph-rsid="0009ca2e" style:font-size-asian="10pt" style:font-size-complex="10pt"/>
    </style:style>
    <style:style style:name="P12" style:family="paragraph" style:parent-style-name="Standard">
      <style:paragraph-properties fo:text-align="start" style:justify-single-word="false"/>
      <style:text-properties style:font-name="Lucida Console" fo:font-size="10pt" officeooo:rsid="000bc973" officeooo:paragraph-rsid="000bc973" style:font-size-asian="10pt" style:font-size-complex="10pt"/>
    </style:style>
    <style:style style:name="P13" style:family="paragraph" style:parent-style-name="Standard">
      <style:paragraph-properties fo:text-align="start" style:justify-single-word="false"/>
      <style:text-properties style:font-name="Lucida Console" fo:font-size="10pt" officeooo:rsid="000da481" officeooo:paragraph-rsid="000da481" style:font-size-asian="10pt" style:font-size-complex="10pt"/>
    </style:style>
    <style:style style:name="P14" style:family="paragraph" style:parent-style-name="Standard">
      <style:paragraph-properties fo:text-align="start" style:justify-single-word="false"/>
      <style:text-properties officeooo:rsid="0009ca2e" officeooo:paragraph-rsid="0009ca2e"/>
    </style:style>
    <style:style style:name="P15" style:family="paragraph" style:parent-style-name="Standard">
      <style:paragraph-properties fo:text-align="start" style:justify-single-word="false"/>
      <style:text-properties officeooo:rsid="000bc973" officeooo:paragraph-rsid="000bc973"/>
    </style:style>
    <style:style style:name="P16" style:family="paragraph" style:parent-style-name="Standard">
      <style:paragraph-properties fo:text-align="start" style:justify-single-word="false"/>
      <style:text-properties style:font-name="Liberation Serif" fo:font-size="12pt" officeooo:rsid="000bc973" officeooo:paragraph-rsid="000bc973" style:font-size-asian="10.5pt" style:font-size-complex="12pt"/>
    </style:style>
    <style:style style:name="P17" style:family="paragraph" style:parent-style-name="Standard" style:list-style-name="L1">
      <style:paragraph-properties fo:text-align="start" style:justify-single-word="false"/>
      <style:text-properties style:font-name="Liberation Serif" fo:font-size="12pt" officeooo:rsid="000bc973" officeooo:paragraph-rsid="000bc973" style:font-size-asian="10.5pt" style:font-size-complex="12pt"/>
    </style:style>
    <style:style style:name="P18" style:family="paragraph" style:parent-style-name="Standard">
      <style:paragraph-properties fo:text-align="start" style:justify-single-word="false"/>
      <style:text-properties style:font-name="Liberation Serif" fo:font-size="12pt" officeooo:rsid="000da481" officeooo:paragraph-rsid="000da481" style:font-size-asian="10.5pt" style:font-size-complex="12pt"/>
    </style:style>
    <style:style style:name="P19" style:family="paragraph" style:parent-style-name="Standard" style:list-style-name="L2">
      <style:paragraph-properties fo:text-align="start" style:justify-single-word="false"/>
      <style:text-properties style:font-name="Liberation Serif" fo:font-size="12pt" officeooo:rsid="000da481" officeooo:paragraph-rsid="000da481" style:font-size-asian="10.5pt" style:font-size-complex="12pt"/>
    </style:style>
    <style:style style:name="P20" style:family="paragraph" style:parent-style-name="Table_20_Contents">
      <style:paragraph-properties fo:text-align="start" style:justify-single-word="false"/>
      <style:text-properties officeooo:rsid="00044a33" officeooo:paragraph-rsid="00044a33"/>
    </style:style>
    <style:style style:name="P21" style:family="paragraph" style:parent-style-name="Table_20_Heading">
      <style:paragraph-properties fo:text-align="start" style:justify-single-word="false"/>
      <style:text-properties officeooo:rsid="00044a33" officeooo:paragraph-rsid="00044a33"/>
    </style:style>
    <style:style style:name="T1" style:family="text">
      <style:text-properties officeooo:rsid="00044a33"/>
    </style:style>
    <style:style style:name="T2" style:family="text">
      <style:text-properties officeooo:rsid="0005b875"/>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6d48b" style:font-weight-asian="normal" style:font-weight-complex="normal"/>
    </style:style>
    <style:style style:name="T6" style:family="text">
      <style:text-properties fo:font-weight="normal" officeooo:rsid="0009ca2e" style:font-weight-asian="normal" style:font-weight-complex="normal"/>
    </style:style>
    <style:style style:name="T7" style:family="text">
      <style:text-properties fo:font-weight="normal" officeooo:rsid="000da481" style:font-weight-asian="normal" style:font-weight-complex="normal"/>
    </style:style>
    <style:style style:name="T8" style:family="text">
      <style:text-properties officeooo:rsid="0009ca2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PUT / OUTPUT: The LCD / Keypad shield</text:p>
      <text:p text:style-name="P2"/>
      <text:p text:style-name="P2">What:</text:p>
      <text:p text:style-name="P1"/>
      <text:p text:style-name="P1">By itself the Arduino has limited capability for interacting with humans. The LCD / Keypad shield provides a simple way to display information and allow direct user input thru four direction and one select button.</text:p>
      <text:p text:style-name="P1"/>
      <text:p text:style-name="P1">How:</text:p>
      <text:p text:style-name="P1"/>
      <text:p text:style-name="P1">Hardware setup is extremely easy – just plug in the shield! The only gotcha is to be sure and align the pins on the shield correctly. Note that there are fewer pins on the shield than there are holes in the Arduino. <text:span text:style-name="T1">Holding</text:span> the Arduino with the USB connection to your left and the shield with the <text:span text:style-name="T1">buttons below the display, line up the farthest right shield pins with the farthest right Arduino holes. Carefully make sure all the remaining pins are aligned with the corresponding holes. Watch out for slightly bent pins! Slowly squeeze the two boards together, being careful NOT to press on the display.</text:span></text:p>
      <text:p text:style-name="P1"/>
      <text:p text:style-name="P3">Whenever you use any shield, it's important to understand what pins the shield actually use, both for being able to communicate with it and for knowing any conflicts which could occur if you want to stack shields. Below is a list of the pins used by the LCD / Keypad shield.</text:p>
      <text:p text:style-name="P3"/>
      <table:table table:name="Pinout" table:style-name="Pinout">
        <table:table-column table:style-name="Pinout.A"/>
        <table:table-column table:style-name="Pinout.B"/>
        <table:table-header-rows>
          <table:table-row>
            <table:table-cell table:style-name="Pinout.A1" office:value-type="string">
              <text:p text:style-name="P21">Pin</text:p>
            </table:table-cell>
            <table:table-cell table:style-name="Pinout.B1" office:value-type="string">
              <text:p text:style-name="P21">Function</text:p>
            </table:table-cell>
          </table:table-row>
        </table:table-header-rows>
        <table:table-row>
          <table:table-cell table:style-name="Pinout.A8" office:value-type="string">
            <text:p text:style-name="P20">Analog 0</text:p>
          </table:table-cell>
          <table:table-cell table:style-name="Pinout.B2" office:value-type="string">
            <text:p text:style-name="P20">Button (select, up, right, down, and left)</text:p>
          </table:table-cell>
        </table:table-row>
        <table:table-row>
          <table:table-cell table:style-name="Pinout.A8" office:value-type="string">
            <text:p text:style-name="P20">Digital 4</text:p>
          </table:table-cell>
          <table:table-cell table:style-name="Pinout.B3" office:value-type="string">
            <text:p text:style-name="P20">DB4</text:p>
          </table:table-cell>
        </table:table-row>
        <table:table-row>
          <table:table-cell table:style-name="Pinout.A8" office:value-type="string">
            <text:p text:style-name="P20">Digital 5</text:p>
          </table:table-cell>
          <table:table-cell table:style-name="Pinout.B4" office:value-type="string">
            <text:p text:style-name="P20">DB5</text:p>
          </table:table-cell>
        </table:table-row>
        <table:table-row>
          <table:table-cell table:style-name="Pinout.A8" office:value-type="string">
            <text:p text:style-name="P20">Digital 6</text:p>
          </table:table-cell>
          <table:table-cell table:style-name="Pinout.B5" office:value-type="string">
            <text:p text:style-name="P20">DB6</text:p>
          </table:table-cell>
        </table:table-row>
        <table:table-row>
          <table:table-cell table:style-name="Pinout.A8" office:value-type="string">
            <text:p text:style-name="P20">Digital 7</text:p>
          </table:table-cell>
          <table:table-cell table:style-name="Pinout.B6" office:value-type="string">
            <text:p text:style-name="P20">DB7</text:p>
          </table:table-cell>
        </table:table-row>
        <table:table-row>
          <table:table-cell table:style-name="Pinout.A8" office:value-type="string">
            <text:p text:style-name="P20">Digital 8</text:p>
          </table:table-cell>
          <table:table-cell table:style-name="Pinout.B7" office:value-type="string">
            <text:p text:style-name="P20">RS – Register Select (Data or Signal Display Selection)</text:p>
          </table:table-cell>
        </table:table-row>
        <table:table-row>
          <table:table-cell table:style-name="Pinout.A8" office:value-type="string">
            <text:p text:style-name="P20">Digital 9</text:p>
          </table:table-cell>
          <table:table-cell table:style-name="Pinout.B8" office:value-type="string">
            <text:p text:style-name="P20">Enable</text:p>
          </table:table-cell>
        </table:table-row>
        <table:table-row>
          <table:table-cell table:style-name="Pinout.A9" office:value-type="string">
            <text:p text:style-name="P20">Digital 10</text:p>
          </table:table-cell>
          <table:table-cell table:style-name="Pinout.B9" office:value-type="string">
            <text:p text:style-name="P20">Backli<text:span text:style-name="T2">ght</text:span> Control</text:p>
          </table:table-cell>
        </table:table-row>
      </table:table>
      <text:p text:style-name="P4"/>
      <text:p text:style-name="P5">So, for example, you might be tempted to stack the LCD shield on top of the Ethernet shield. However if you look at the pinouts you'll find that the Ethernet shield also uses pins 4 and 10. So you wouldn't be able to stack and use them at the same time.</text:p>
      <text:p text:style-name="P7"/>
      <text:p text:style-name="P7">Even tho they are located on the same board, the buttons and the LCD are logically separate and are handled separately. We'll start with the buttons.</text:p>
      <text:p text:style-name="P7"/>
      <text:p text:style-name="P7">Reading the buttons:</text:p>
      <text:p text:style-name="P7"/>
      <text:p text:style-name="P8">The buttons on the shield use a rather clever design. If you've connected buttons to the Arduino in the past, you probably connected them to digital inputs, maybe with a pull-up resistor. But that limits you to one button per pin. However this shield uses a single ANALOG pin for reading all the buttons. How is this possible?</text:p>
      <text:p text:style-name="P8"/>
      <text:p text:style-name="P8"><text:soft-page-break/>The buttons are wired to a series of resistors so that when you press a button, a different voltage is presented to the analog 0 pin, and thus a different reading when you call analogRead for each button.</text:p>
      <text:p text:style-name="P8"/>
      <text:p text:style-name="P9">Enter the following code:</text:p>
      <text:p text:style-name="P9"/>
      <text:p text:style-name="P10">void setup() {</text:p>
      <text:p text:style-name="P10"><text:s text:c="2"/>// initialize serial communication at 9600 bits per second:</text:p>
      <text:p text:style-name="P10"><text:s text:c="2"/>Serial.begin(9600);</text:p>
      <text:p text:style-name="P10">}</text:p>
      <text:p text:style-name="P10"/>
      <text:p text:style-name="P10">// the loop routine runs over and over again forever:</text:p>
      <text:p text:style-name="P10">void loop() {</text:p>
      <text:p text:style-name="P10"><text:s text:c="2"/>// read the input on analog pin 0:</text:p>
      <text:p text:style-name="P10"><text:s text:c="2"/>int buttonValue = analogRead(A0);</text:p>
      <text:p text:style-name="P10"><text:s text:c="2"/>// print out the value you read:</text:p>
      <text:p text:style-name="P10"><text:s text:c="2"/>Serial.println(buttonValue);</text:p>
      <text:p text:style-name="P10"><text:s text:c="2"/>delay(1); <text:s text:c="7"/>// delay in between reads for stability</text:p>
      <text:p text:style-name="P10">}</text:p>
      <text:p text:style-name="P10"/>
      <text:p text:style-name="P9">This code reads the analog pin and writes the result to the serial port. So after uploading this sketch, open the serial monitor in the IDE and watch what happens.</text:p>
      <text:p text:style-name="P9"/>
      <text:p text:style-name="P9">Press the buttons. What happens with the different buttons?</text:p>
      <text:p text:style-name="P9"/>
      <text:p text:style-name="P9">Did you press the right-most button? It may be labeled RST or RESET. This button is different from the others. This button is hard-wired as a RESET button. Pressing it will restart the Arduino, much like if you unplugged the power and then plugged it back it. You can't read or use it like the others.</text:p>
      <text:p text:style-name="P9"/>
      <text:p text:style-name="P9">Let's expand on that code a bit with a helpful function to decode those buttons into something a bit friendlier.</text:p>
      <text:p text:style-name="P9"/>
      <text:p text:style-name="P11">#define btnRIGHT <text:s/>0</text:p>
      <text:p text:style-name="P11">#define btnUP <text:s text:c="4"/>1</text:p>
      <text:p text:style-name="P11">#define btnDOWN <text:s text:c="2"/>2</text:p>
      <text:p text:style-name="P11">#define btnLEFT <text:s text:c="2"/>3</text:p>
      <text:p text:style-name="P11">#define btnSELECT 4</text:p>
      <text:p text:style-name="P11">#define btnNONE <text:s text:c="2"/>5</text:p>
      <text:p text:style-name="P11"/>
      <text:p text:style-name="P11">// read the buttons</text:p>
      <text:p text:style-name="P11">int read_LCD_buttons()</text:p>
      <text:p text:style-name="P11">{</text:p>
      <text:p text:style-name="P11"><text:s/>int adc_key_in = analogRead(0); <text:s text:c="5"/>// read the value from the sensor</text:p>
      <text:p text:style-name="P11"><text:s/>// These values should work with all current keypads.</text:p>
      <text:p text:style-name="P11"><text:s/>// If you get unexpected results check the readings you get with you shield</text:p>
      <text:p text:style-name="P11"/>
      <text:p text:style-name="P11"><text:s/>// We make this the 1st option for speed reasons </text:p>
      <text:p text:style-name="P11"><text:s/>// since it will be the most likely result</text:p>
      <text:p text:style-name="P11"><text:s/>if (adc_key_in &gt; 1000) return btnNONE;</text:p>
      <text:p text:style-name="P11"><text:s/></text:p>
      <text:p text:style-name="P11"><text:s/>if (adc_key_in &lt; 50) <text:s text:c="2"/>return btnRIGHT; <text:s/></text:p>
      <text:p text:style-name="P11"><text:s/>if (adc_key_in &lt; 250) <text:s/>return btnUP; </text:p>
      <text:p text:style-name="P11"><text:s/>if (adc_key_in &lt; 450) <text:s/>return btnDOWN; </text:p>
      <text:p text:style-name="P11"><text:s/>if (adc_key_in &lt; 650) <text:s/>return btnLEFT; </text:p>
      <text:p text:style-name="P11"><text:s/>if (adc_key_in &lt; 850) <text:s/>return btnSELECT; <text:s/></text:p>
      <text:p text:style-name="P11"/>
      <text:p text:style-name="P11"><text:s/>return btnNONE; <text:s/>// when all others fail, return this...</text:p>
      <text:p text:style-name="P11">}</text:p>
      <text:p text:style-name="P11"/>
      <text:p text:style-name="P11">// the setup routine runs once when you press reset:</text:p>
      <text:p text:style-name="P11">void setup() {</text:p>
      <text:p text:style-name="P11"><text:s text:c="2"/>// initialize serial communication at 9600 bits per second:</text:p>
      <text:p text:style-name="P11"><text:soft-page-break/><text:s text:c="2"/>Serial.begin(9600);</text:p>
      <text:p text:style-name="P11">}</text:p>
      <text:p text:style-name="P11"/>
      <text:p text:style-name="P11">// the loop routine runs over and over again forever:</text:p>
      <text:p text:style-name="P11">void loop() {</text:p>
      <text:p text:style-name="P11"><text:s text:c="2"/>// read the input on analog pin 0:</text:p>
      <text:p text:style-name="P11"><text:s text:c="2"/>int sensorValue = read_LCD_buttons();</text:p>
      <text:p text:style-name="P11"><text:s text:c="2"/>// print out the value you read:</text:p>
      <text:p text:style-name="P11"><text:s text:c="2"/>Serial.println(sensorValue);</text:p>
      <text:p text:style-name="P11"><text:s text:c="2"/>delay(1); <text:s text:c="7"/>// delay in between reads for stability</text:p>
      <text:p text:style-name="P11">}</text:p>
      <text:p text:style-name="P6"/>
      <text:p text:style-name="P14">Enter, upload, and run the code as before. Now in your serial monitor window you should see '5' if nothing is pressed and other values between '0' and '4' when pressing a button.</text:p>
      <text:p text:style-name="P14"/>
      <text:p text:style-name="P14">Why not code in the exact values you saw in the first program? That might not be reliable or portable. While all the shields use the same common design and values, there is still some variation between parts. The button circuit is based on a “resistor divider” - a chain of resistors tapped along the chain in different places. A value that might be 131 for “up” on my board might be 125 or 146 on yours. Resistors also often change values slightly with temperature, so what 131 today might be 129 tomorrow or 135 the day after. But unless something is REALLY wrong, the values will be within a predictable range, so by mapping those values to a few fixed values we can make our program tolerant of differences between boards or temperature effects.</text:p>
      <text:p text:style-name="P14"/>
      <text:p text:style-name="P14">So that's all there is to the buttons! So let's move <text:s/>to the more exciting bit – the LCD!</text:p>
      <text:p text:style-name="P14"/>
      <text:p text:style-name="P14">Writing to the LCD:</text:p>
      <text:p text:style-name="P14"/>
      <text:p text:style-name="P6"><text:span text:style-name="T8">Now, y</text:span>ou <text:span text:style-name="T3">could</text:span><text:span text:style-name="T4"> attempt to program the </text:span><text:span text:style-name="T6">LCD</text:span><text:span text:style-name="T4"> directly. </text:span><text:span text:style-name="T5">It uses a standard HD44780 LCD controller in 4-bit mode if you want to look up how to do it. But unless you have some very special requirements you'll want to stick with the standard LiquidCrystal library that comes with the Arduino IDE. </text:span><text:span text:style-name="T6">It makes using the LCD a breeze!</text:span></text:p>
      <text:p text:style-name="P6"><text:span text:style-name="T5"/></text:p>
      <text:p text:style-name="P7"><text:span text:style-name="T4">The full reference for the library can be found at http://arduino.cc/en/Reference/LiquidCrystal</text:span></text:p>
      <text:p text:style-name="P7"><text:span text:style-name="T4"/></text:p>
      <text:p text:style-name="P15"><text:span text:style-name="T4">The LiquidCrystal library is actually fairly generic. It will work with any HD44780 based display – you just have to tell it how it's connected. Using the shield the connection is fixed, but you still have to tell the library those connections – it can't tell automatically what you have plugged in.</text:span></text:p>
      <text:p text:style-name="P15"><text:span text:style-name="T4"/></text:p>
      <text:p text:style-name="P15"><text:span text:style-name="T4">Here's a simple program setting up and displaying a message and the time since the Arduino started up.</text:span></text:p>
      <text:p text:style-name="P15"><text:span text:style-name="T4"/></text:p>
      <text:p text:style-name="P12"><text:span text:style-name="T4">#include &lt;LiquidCrystal.h&gt;</text:span></text:p>
      <text:p text:style-name="P12"><text:span text:style-name="T4"/></text:p>
      <text:p text:style-name="P12"><text:span text:style-name="T4">// Create the LiquidCrystal object and define the pins used on the LCD shield</text:span></text:p>
      <text:p text:style-name="P12"><text:span text:style-name="T4">// The parameters are: rs, rw, enable, d4, d5, d6, d7</text:span></text:p>
      <text:p text:style-name="P12"><text:span text:style-name="T4">LiquidCrystal lcd(8, 9, 4, 5, 6, 7);</text:span></text:p>
      <text:p text:style-name="P12"><text:span text:style-name="T4"/></text:p>
      <text:p text:style-name="P12"><text:span text:style-name="T4">void setup()</text:span></text:p>
      <text:p text:style-name="P12"><text:span text:style-name="T4">{</text:span></text:p>
      <text:p text:style-name="P12"><text:span text:style-name="T4"><text:s/>// Start the library, telling it we have a 16 column x 2 row display</text:span></text:p>
      <text:p text:style-name="P12"><text:span text:style-name="T4"><text:s/>lcd.begin(16, 2);</text:span></text:p>
      <text:p text:style-name="P12"><text:span text:style-name="T4"><text:s/>// Put the cursor on the first column of the first row</text:span></text:p>
      <text:p text:style-name="P12"><text:span text:style-name="T4"><text:s/>lcd.setCursor(0, 0);</text:span></text:p>
      <text:p text:style-name="P12"><text:span text:style-name="T4"><text:s/>lcd.print("Hello, world!");</text:span></text:p>
      <text:p text:style-name="P12"><text:span text:style-name="T4"><text:s/>// First column of second row</text:span></text:p>
      <text:p text:style-name="P12"><text:span text:style-name="T4"><text:s/>lcd.setCursor(0, 1);</text:span></text:p>
      <text:p text:style-name="P12"><text:soft-page-break/><text:span text:style-name="T4"><text:s/>lcd.print("Seconds: ");</text:span></text:p>
      <text:p text:style-name="P12"><text:span text:style-name="T4">}</text:span></text:p>
      <text:p text:style-name="P12"><text:span text:style-name="T4"><text:s/></text:span></text:p>
      <text:p text:style-name="P12"><text:span text:style-name="T4">void loop()</text:span></text:p>
      <text:p text:style-name="P12"><text:span text:style-name="T4">{</text:span></text:p>
      <text:p text:style-name="P12"><text:span text:style-name="T4"><text:s/>lcd.setCursor(9,1); <text:s text:c="8"/>// move cursor to second line "1" and 9 spaces over</text:span></text:p>
      <text:p text:style-name="P12"><text:span text:style-name="T4"><text:s/>lcd.print(millis()/1000); <text:s text:c="2"/>// display seconds elapsed since power-up</text:span></text:p>
      <text:p text:style-name="P12"><text:span text:style-name="T4">}</text:span></text:p>
      <text:p text:style-name="P16"><text:span text:style-name="T4"/></text:p>
      <text:p text:style-name="P16"><text:span text:style-name="T4">Pretty straightforward, right? There are a couple of “gotchas” to keep in mind:</text:span></text:p>
      <text:p text:style-name="P16"><text:span text:style-name="T4"/></text:p>
      <text:list xml:id="list9057268583671014252" text:style-name="L1">
        <text:list-item>
          <text:p text:style-name="P17"><text:span text:style-name="T4">Notice that, like most everything else in programming, the numbering of the rows and columns start with 0, not 1.</text:span></text:p>
        </text:list-item>
        <text:list-item>
          <text:p text:style-name="P17"><text:span text:style-name="T4">When you print something, it only prints EXACTLY what you tell it. If there was something else on the row before and your new text is shorter, it will only overwrite </text:span><text:span text:style-name="T7">as much as the new text leaving behind a portion of the old. So you may need to pad out your strings with spaces to clear out any old output.</text:span></text:p>
        </text:list-item>
      </text:list>
      <text:p text:style-name="P16"><text:span text:style-name="T7"/></text:p>
      <text:p text:style-name="P18"><text:span text:style-name="T4">There are a lot more capabilities in the library – scrolling, blinking, and even creating special characters. Look at the reference linked above for more information.</text:span></text:p>
      <text:p text:style-name="P18"><text:span text:style-name="T4"/></text:p>
      <text:p text:style-name="P18"><text:span text:style-name="T4">So for now, let's put all this together, reading buttons and displaying the result.</text:span></text:p>
      <text:p text:style-name="P18"><text:span text:style-name="T4"/></text:p>
      <text:p text:style-name="P13"><text:span text:style-name="T4">//Sample using LiquidCrystal library</text:span></text:p>
      <text:p text:style-name="P13"><text:span text:style-name="T4">#include &lt;LiquidCrystal.h&gt;</text:span></text:p>
      <text:p text:style-name="P13"><text:span text:style-name="T4"/></text:p>
      <text:p text:style-name="P13"><text:span text:style-name="T4">/*******************************************************</text:span></text:p>
      <text:p text:style-name="P13"><text:span text:style-name="T4">This program will test the LCD panel and the buttons</text:span></text:p>
      <text:p text:style-name="P13"><text:span text:style-name="T4">Mark Bramwell, July 2010</text:span></text:p>
      <text:p text:style-name="P13"><text:span text:style-name="T4">http://www.dfrobot.com/wiki/index.php?title=Arduino_LCD_KeyPad_Shield_(SKU:_DFR0009)</text:span></text:p>
      <text:p text:style-name="P13"><text:span text:style-name="T4">********************************************************/</text:span></text:p>
      <text:p text:style-name="P13"><text:span text:style-name="T4"/></text:p>
      <text:p text:style-name="P13"><text:span text:style-name="T4">// select the pins used on the LCD panel</text:span></text:p>
      <text:p text:style-name="P13"><text:span text:style-name="T4">LiquidCrystal lcd(8, 9, 4, 5, 6, 7);</text:span></text:p>
      <text:p text:style-name="P13"><text:span text:style-name="T4"/></text:p>
      <text:p text:style-name="P13"><text:span text:style-name="T4">// define some values used by the panel and buttons</text:span></text:p>
      <text:p text:style-name="P13"><text:span text:style-name="T4">int lcd_key <text:s text:c="4"/>= 0;</text:span></text:p>
      <text:p text:style-name="P13"><text:span text:style-name="T4">int adc_key_in <text:s/>= 0;</text:span></text:p>
      <text:p text:style-name="P13"><text:span text:style-name="T4">#define btnRIGHT <text:s/>0</text:span></text:p>
      <text:p text:style-name="P13"><text:span text:style-name="T4">#define btnUP <text:s text:c="4"/>1</text:span></text:p>
      <text:p text:style-name="P13"><text:span text:style-name="T4">#define btnDOWN <text:s text:c="2"/>2</text:span></text:p>
      <text:p text:style-name="P13"><text:span text:style-name="T4">#define btnLEFT <text:s text:c="2"/>3</text:span></text:p>
      <text:p text:style-name="P13"><text:span text:style-name="T4">#define btnSELECT 4</text:span></text:p>
      <text:p text:style-name="P13"><text:span text:style-name="T4">#define btnNONE <text:s text:c="2"/>5</text:span></text:p>
      <text:p text:style-name="P13"><text:span text:style-name="T4"/></text:p>
      <text:p text:style-name="P13"><text:span text:style-name="T4">// read the buttons</text:span></text:p>
      <text:p text:style-name="P13"><text:span text:style-name="T4">int read_LCD_buttons()</text:span></text:p>
      <text:p text:style-name="P13"><text:span text:style-name="T4">{</text:span></text:p>
      <text:p text:style-name="P13"><text:span text:style-name="T4"><text:s/>adc_key_in = analogRead(0); <text:s text:c="5"/>// read the value from the sensor </text:span></text:p>
      <text:p text:style-name="P13"><text:span text:style-name="T4"><text:s/>if (adc_key_in &gt; 1000) return btnNONE; // We make this the 1st option for speed reasons since it will be the most likely result</text:span></text:p>
      <text:p text:style-name="P13"><text:span text:style-name="T4"><text:s/>if (adc_key_in &lt; 50) <text:s text:c="2"/>return btnRIGHT; <text:s/></text:span></text:p>
      <text:p text:style-name="P13"><text:span text:style-name="T4"><text:s/>if (adc_key_in &lt; 250) <text:s/>return btnUP; </text:span></text:p>
      <text:p text:style-name="P13"><text:span text:style-name="T4"><text:s/>if (adc_key_in &lt; 450) <text:s/>return btnDOWN; </text:span></text:p>
      <text:p text:style-name="P13"><text:span text:style-name="T4"><text:s/>if (adc_key_in &lt; 650) <text:s/>return btnLEFT; </text:span></text:p>
      <text:p text:style-name="P13"><text:span text:style-name="T4"><text:s/>if (adc_key_in &lt; 850) <text:s/>return btnSELECT; <text:s/></text:span></text:p>
      <text:p text:style-name="P13"><text:span text:style-name="T4"/></text:p>
      <text:p text:style-name="P13"><text:span text:style-name="T4"><text:s/>return btnNONE; <text:s/>// when all others fail, return this...</text:span></text:p>
      <text:p text:style-name="P13"><text:span text:style-name="T4">}</text:span></text:p>
      <text:p text:style-name="P13"><text:span text:style-name="T4"/></text:p>
      <text:p text:style-name="P13"><text:span text:style-name="T4"/></text:p>
      <text:p text:style-name="P13"><text:soft-page-break/><text:span text:style-name="T4">void setup()</text:span></text:p>
      <text:p text:style-name="P13"><text:span text:style-name="T4">{</text:span></text:p>
      <text:p text:style-name="P13"><text:span text:style-name="T4"><text:s/>lcd.begin(16, 2);</text:span></text:p>
      <text:p text:style-name="P13"><text:span text:style-name="T4"><text:s/>lcd.setCursor(0,0);</text:span></text:p>
      <text:p text:style-name="P13"><text:span text:style-name="T4"><text:s/>lcd.print("Push the buttons");</text:span></text:p>
      <text:p text:style-name="P13"><text:span text:style-name="T4">}</text:span></text:p>
      <text:p text:style-name="P13"><text:span text:style-name="T4"><text:s/></text:span></text:p>
      <text:p text:style-name="P13"><text:span text:style-name="T4">void loop()</text:span></text:p>
      <text:p text:style-name="P13"><text:span text:style-name="T4">{</text:span></text:p>
      <text:p text:style-name="P13"><text:span text:style-name="T4"><text:s/>lcd.setCursor(9,1); <text:s text:c="11"/>// move cursor to second line "1" and 9 spaces over</text:span></text:p>
      <text:p text:style-name="P13"><text:span text:style-name="T4"><text:s/>lcd.print(millis()/1000); <text:s text:c="5"/>// display seconds elapsed since power-up</text:span></text:p>
      <text:p text:style-name="P13"><text:span text:style-name="T4"/></text:p>
      <text:p text:style-name="P13"><text:span text:style-name="T4"><text:s/>lcd.setCursor(0,1); <text:s text:c="11"/>// move to the begining of the second line</text:span></text:p>
      <text:p text:style-name="P13"><text:span text:style-name="T4"><text:s/>lcd_key = read_LCD_buttons(); <text:s/>// read the buttons</text:span></text:p>
      <text:p text:style-name="P13"><text:span text:style-name="T4"/></text:p>
      <text:p text:style-name="P13"><text:span text:style-name="T4"><text:s/>switch (lcd_key) <text:s text:c="14"/>// depending on which button was pushed, we perform an action</text:span></text:p>
      <text:p text:style-name="P13"><text:span text:style-name="T4"><text:s/>{</text:span></text:p>
      <text:p text:style-name="P13"><text:span text:style-name="T4"><text:s text:c="3"/>case btnRIGHT:</text:span></text:p>
      <text:p text:style-name="P13"><text:span text:style-name="T4"><text:s text:c="5"/>{</text:span></text:p>
      <text:p text:style-name="P13"><text:span text:style-name="T4"><text:s text:c="7"/>lcd.print("RIGHT ");</text:span></text:p>
      <text:p text:style-name="P13"><text:span text:style-name="T4"><text:s text:c="7"/>break;</text:span></text:p>
      <text:p text:style-name="P13"><text:span text:style-name="T4"><text:s text:c="5"/>}</text:span></text:p>
      <text:p text:style-name="P13"><text:span text:style-name="T4"><text:s text:c="3"/>case btnLEFT:</text:span></text:p>
      <text:p text:style-name="P13"><text:span text:style-name="T4"><text:s text:c="5"/>{</text:span></text:p>
      <text:p text:style-name="P13"><text:span text:style-name="T4"><text:s text:c="7"/>lcd.print("LEFT <text:s text:c="2"/>");</text:span></text:p>
      <text:p text:style-name="P13"><text:span text:style-name="T4"><text:s text:c="7"/>break;</text:span></text:p>
      <text:p text:style-name="P13"><text:span text:style-name="T4"><text:s text:c="5"/>}</text:span></text:p>
      <text:p text:style-name="P13"><text:span text:style-name="T4"><text:s text:c="3"/>case btnUP:</text:span></text:p>
      <text:p text:style-name="P13"><text:span text:style-name="T4"><text:s text:c="5"/>{</text:span></text:p>
      <text:p text:style-name="P13"><text:span text:style-name="T4"><text:s text:c="7"/>lcd.print("UP <text:s text:c="3"/>");</text:span></text:p>
      <text:p text:style-name="P13"><text:span text:style-name="T4"><text:s text:c="7"/>break;</text:span></text:p>
      <text:p text:style-name="P13"><text:span text:style-name="T4"><text:s text:c="5"/>}</text:span></text:p>
      <text:p text:style-name="P13"><text:span text:style-name="T4"><text:s text:c="3"/>case btnDOWN:</text:span></text:p>
      <text:p text:style-name="P13"><text:span text:style-name="T4"><text:s text:c="5"/>{</text:span></text:p>
      <text:p text:style-name="P13"><text:span text:style-name="T4"><text:s text:c="7"/>lcd.print("DOWN <text:s/>");</text:span></text:p>
      <text:p text:style-name="P13"><text:span text:style-name="T4"><text:s text:c="7"/>break;</text:span></text:p>
      <text:p text:style-name="P13"><text:span text:style-name="T4"><text:s text:c="5"/>}</text:span></text:p>
      <text:p text:style-name="P13"><text:span text:style-name="T4"><text:s text:c="3"/>case btnSELECT:</text:span></text:p>
      <text:p text:style-name="P13"><text:span text:style-name="T4"><text:s text:c="5"/>{</text:span></text:p>
      <text:p text:style-name="P13"><text:span text:style-name="T4"><text:s text:c="7"/>lcd.print("SELECT");</text:span></text:p>
      <text:p text:style-name="P13"><text:span text:style-name="T4"><text:s text:c="7"/>break;</text:span></text:p>
      <text:p text:style-name="P13"><text:span text:style-name="T4"><text:s text:c="5"/>}</text:span></text:p>
      <text:p text:style-name="P13"><text:span text:style-name="T4"><text:s text:c="3"/>case btnNONE:</text:span></text:p>
      <text:p text:style-name="P13"><text:span text:style-name="T4"><text:s text:c="5"/>{</text:span></text:p>
      <text:p text:style-name="P13"><text:span text:style-name="T4"><text:s text:c="7"/>lcd.print("NONE <text:s/>");</text:span></text:p>
      <text:p text:style-name="P13"><text:span text:style-name="T4"><text:s text:c="7"/>break;</text:span></text:p>
      <text:p text:style-name="P13"><text:span text:style-name="T4"><text:s text:c="5"/>}</text:span></text:p>
      <text:p text:style-name="P13"><text:span text:style-name="T4"><text:s/>}</text:span></text:p>
      <text:p text:style-name="P13"><text:span text:style-name="T4"/></text:p>
      <text:p text:style-name="P13"><text:span text:style-name="T4">}</text:span></text:p>
      <text:p text:style-name="P13"><text:span text:style-name="T4"/></text:p>
      <text:p text:style-name="P18"><text:span text:style-name="T4">This code is from the DF Robot wiki page, combining reading the buttons with displaying some text in response.</text:span></text:p>
      <text:p text:style-name="P18"><text:span text:style-name="T4"/></text:p>
      <text:p text:style-name="P18"><text:span text:style-name="T4">Can you come up with a simple game using the buttons and the display? Perhaps start by moving a character around the screen in response to button presses!</text:span></text:p>
      <text:p text:style-name="P18"><text:span text:style-name="T4"/></text:p>
      <text:p text:style-name="P18"><text:span text:style-name="T4">Things to think about:</text:span></text:p>
      <text:list xml:id="list5596145973566541970" text:style-name="L2">
        <text:list-item>
          <text:p text:style-name="P19"><text:span text:style-name="T4">When moving your character around, what has to happen in the character's old position?</text:span></text:p>
        </text:list-item>
        <text:list-item>
          <text:p text:style-name="P19"><text:span text:style-name="T4">What will you do when you hit the end of a row?</text:span></text:p>
        </text:list-item>
        <text:list-item>
          <text:p text:style-name="P19"><text:span text:style-name="T4">What will you do when you run off the top or bottom of the screen?</text:span></text:p>
        </text:list-item>
      </text:list>
      <text:p text:style-name="P18"><text:soft-page-break/><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21:44:02.104000000</meta:creation-date>
    <dc:date>2014-11-19T00:19:14.330000000</dc:date>
    <meta:editing-duration>PT1H18M10S</meta:editing-duration>
    <meta:editing-cycles>2</meta:editing-cycles>
    <meta:generator>LibreOffice/4.2.3.3$Windows_x86 LibreOffice_project/882f8a0a489bc99a9e60c7905a60226254cb6ff0</meta:generator>
    <meta:document-statistic meta:table-count="1" meta:image-count="0" meta:object-count="0" meta:page-count="6" meta:paragraph-count="199" meta:word-count="1707" meta:character-count="10215" meta:non-whitespace-character-count="8329"/>
  </office:meta>
</office:document-meta>
</file>